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ff3333" draw:fill="solid" draw:fill-color="#ff3333" draw:opacity="50%" draw:textarea-horizontal-align="center" draw:textarea-vertical-align="middle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1.954cm"/>
    </style:style>
    <style:style style:name="gr6" style:family="graphic" style:parent-style-name="standard">
      <style:graphic-properties svg:stroke-width="0cm" draw:marker-start-width="0.32cm" draw:marker-end-width="0.3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solid" draw:fill-color="#ffff99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color="#0000ff"/>
    </style:style>
    <style:style style:name="P6" style:family="paragraph">
      <style:text-properties fo:color="#0000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cm" svg:height="5.5cm" svg:x="1.046cm" svg:y="1.2cm">
          <text:p/>
        </draw:rect>
        <draw:custom-shape draw:style-name="gr2" draw:text-style-name="P1" draw:layer="layout" svg:width="4.046cm" svg:height="1.3cm" svg:x="6.5cm" svg:y="3.1cm">
          <text:p/>
          <draw:enhanced-geometry svg:viewBox="0 0 21600 21600" draw:text-areas="0 ?f0 ?f5 ?f2" draw:type="right-arrow" draw:modifiers="17858.735316171 5943.735588009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cm" svg:height="1.3cm" svg:x="14.546cm" svg:y="3.1cm">
          <text:p/>
          <draw:enhanced-geometry svg:viewBox="0 0 21600 21600" draw:text-areas="0 ?f0 ?f5 ?f2" draw:type="right-arrow" draw:modifiers="16756.0146617794 5943.735588009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2.5cm" svg:height="2.5cm" svg:x="4cm" svg:y="2.5cm">
          <text:p/>
        </draw:rect>
        <draw:frame draw:style-name="gr4" draw:text-style-name="P2" draw:layer="layout" svg:width="1.679cm" svg:height="0.721cm" svg:x="1.046cm" svg:y="5.8cm">
          <draw:text-box>
            <text:p><text:span text:style-name="T1">Image</text:span></text:p>
          </draw:text-box>
        </draw:frame>
        <draw:frame draw:style-name="gr5" draw:text-style-name="P3" draw:layer="layout" svg:width="2.454cm" svg:height="1.221cm" svg:x="4.146cm" svg:y="3.879cm">
          <draw:text-box>
            <text:p text:style-name="P1"><text:span text:style-name="T2">Region of</text:span></text:p>
            <text:p text:style-name="P1"><text:span text:style-name="T2">interest</text:span></text:p>
          </draw:text-box>
        </draw:frame>
        <draw:ellipse draw:style-name="gr6" draw:text-style-name="P4" draw:layer="layout" svg:width="4.5cm" svg:height="2.5cm" svg:x="10.546cm" svg:y="2.5cm">
          <text:p text:style-name="P1"><text:span text:style-name="T3">Heuristic</text:span></text:p>
        </draw:ellipse>
        <draw:rect draw:style-name="gr7" draw:text-style-name="P1" draw:layer="layout" svg:width="3.5cm" svg:height="6cm" svg:x="17.546cm" svg:y="1cm">
          <text:p/>
        </draw:rect>
        <draw:line draw:style-name="gr8" draw:text-style-name="P1" draw:layer="layout" svg:x1="17.546cm" svg:y1="2cm" svg:x2="21.046cm" svg:y2="2cm">
          <text:p/>
        </draw:line>
        <draw:line draw:style-name="gr8" draw:text-style-name="P1" draw:layer="layout" svg:x1="17.546cm" svg:y1="3cm" svg:x2="21.046cm" svg:y2="3cm">
          <text:p/>
        </draw:line>
        <draw:line draw:style-name="gr8" draw:text-style-name="P1" draw:layer="layout" svg:x1="17.546cm" svg:y1="4cm" svg:x2="21.046cm" svg:y2="4cm">
          <text:p/>
        </draw:line>
        <draw:line draw:style-name="gr8" draw:text-style-name="P1" draw:layer="layout" svg:x1="17.546cm" svg:y1="5cm" svg:x2="21.046cm" svg:y2="5cm">
          <text:p/>
        </draw:line>
        <draw:line draw:style-name="gr8" draw:text-style-name="P1" draw:layer="layout" svg:x1="17.546cm" svg:y1="6cm" svg:x2="21.046cm" svg:y2="6cm">
          <text:p/>
        </draw:line>
        <draw:frame draw:style-name="gr4" draw:text-style-name="P2" draw:layer="layout" svg:width="2.547cm" svg:height="0.721cm" svg:x="18.046cm" svg:y="1.179cm">
          <draw:text-box>
            <text:p><text:span text:style-name="T1">Feature #0</text:span></text:p>
          </draw:text-box>
        </draw:frame>
        <draw:frame draw:style-name="gr4" draw:text-style-name="P2" draw:layer="layout" svg:width="2.547cm" svg:height="0.721cm" svg:x="18.047cm" svg:y="2.18cm">
          <draw:text-box>
            <text:p><text:span text:style-name="T1">Feature #1</text:span></text:p>
          </draw:text-box>
        </draw:frame>
        <draw:frame draw:style-name="gr4" draw:text-style-name="P2" draw:layer="layout" svg:width="2.547cm" svg:height="0.721cm" svg:x="18.047cm" svg:y="3.18cm">
          <draw:text-box>
            <text:p><text:span text:style-name="T1">Feature #2</text:span></text:p>
          </draw:text-box>
        </draw:frame>
        <draw:frame draw:style-name="gr4" draw:text-style-name="P2" draw:layer="layout" svg:width="2.547cm" svg:height="0.721cm" svg:x="18.047cm" svg:y="4.18cm">
          <draw:text-box>
            <text:p><text:span text:style-name="T1">Feature #3</text:span></text:p>
          </draw:text-box>
        </draw:frame>
        <draw:frame draw:style-name="gr4" draw:text-style-name="P2" draw:layer="layout" svg:width="0.853cm" svg:height="0.721cm" svg:x="18.847cm" svg:y="5.18cm">
          <draw:text-box>
            <text:p><text:span text:style-name="T1">...</text:span></text:p>
          </draw:text-box>
        </draw:frame>
        <draw:frame draw:style-name="gr4" draw:text-style-name="P2" draw:layer="layout" svg:width="2.995cm" svg:height="0.721cm" svg:x="18.047cm" svg:y="6.18cm">
          <draw:text-box>
            <text:p><text:span text:style-name="T1">Feature #N-1</text:span></text:p>
          </draw:text-box>
        </draw:frame>
        <draw:custom-shape draw:style-name="gr9" draw:text-style-name="P1" draw:layer="layout" svg:width="1cm" svg:height="6cm" svg:x="21.346cm" svg:y="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3.533cm" svg:height="1.191cm" svg:x="22.546cm" svg:y="3.6cm">
          <draw:text-box>
            <text:p><text:span text:style-name="T1">Features vector,</text:span></text:p>
            <text:p><text:span text:style-name="T1">of dimension N</text:span></text:p>
          </draw:text-box>
        </draw:frame>
        <draw:frame draw:style-name="gr10" draw:text-style-name="P6" draw:layer="layout" svg:width="1.467cm" svg:height="0.721cm" svg:x="4.5cm" svg:y="2.979cm">
          <draw:text-box>
            <text:p text:style-name="P5"><text:span text:style-name="T4">Point</text:span></text:p>
          </draw:text-box>
        </draw:frame>
        <draw:line draw:style-name="gr11" draw:text-style-name="P1" draw:layer="layout" svg:x1="5.25cm" svg:y1="3.55cm" svg:x2="5.25cm" svg:y2="3.95cm">
          <text:p/>
        </draw:line>
        <draw:line draw:style-name="gr11" draw:text-style-name="P1" draw:layer="layout" svg:x1="5.05cm" svg:y1="3.75cm" svg:x2="5.45cm" svg:y2="3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ip Abbet</meta:initial-creator>
    <meta:creation-date>2009-07-03T07:59:11</meta:creation-date>
    <dc:date>2009-07-09T15:50:12</dc:date>
    <dc:creator>Philip Abbet</dc:creator>
    <meta:editing-duration>PT00H35M10S</meta:editing-duration>
    <meta:editing-cycles>5</meta:editing-cycles>
    <meta:generator>OpenOffice.org/3.0$Unix OpenOffice.org_project/300m9$Build-9358</meta:gener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